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Algo C</text:p>
      <text:p text:style-name="Standard"/>
      <text:p text:style-name="Standard"/>
      <text:p text:style-name="Standard"/>
      <text:p text:style-name="Standard"/>
      <text:p text:style-name="Standard">- <text:span text:style-name="T1">Wall</text:span> montre tout les warning</text:p>
      <text:p text:style-name="Standard">- <text:span text:style-name="T1">Werror</text:span> ne donne pas l'exécutable tant qu'il y a des warning</text:p>
      <text:p text:style-name="Standard"/>
      <text:p text:style-name="Standard"/>
      <text:p text:style-name="Standard"><text:span text:style-name="T1">Exo 1</text:span> ne fonctionne pas</text:p>
      <text:p text:style-name="Standard">printf n'a pas de chaîne de caractère en 1er </text:p>
      <text:p text:style-name="Standard"/>
      <text:p text:style-name="Standard"/>
      <text:p text:style-name="Standard"><text:span text:style-name="T1">echo $?</text:span> retourne le return du programme que le vient d'exécuter</text:p>
      <text:p text:style-name="Standard"/>
      <text:p text:style-name="Standard">1.9 il demande si un nombre est un nombre premier</text:p>
      <text:p text:style-name="Standard"/>
      <text:p text:style-name="P2">export CFLAGS=-Wall</text:p>
      <text:p text:style-name="Standard"/>
      <text:p text:style-name="Standard">.bashrc on rajoute <text:span text:style-name="T2">export CFLAGS=-Wall a la fin du fichier pour définir la variable a chaque lancement de terminal</text:span></text:p>
      <text:p text:style-name="P3"/>
      <text:p text:style-name="P3">0 = Faux</text:p>
      <text:p text:style-name="P3">tout le reste = Vrai</text:p>
      <text:p text:style-name="P3"/>
      <text:p text:style-name="P3">char, short, int, long, long long</text:p>
      <text:p text:style-name="P3"/>
      <text:p text:style-name="P3">int t[100] = {1,2,3,4,5} ; les premier sont mit aux chiffres demander, les reste est initialisé à 0</text:p>
      <text:p text:style-name="P3">int t[] = {1,2,3,4,5} ; c'est comme si on avait t[5]</text:p>
      <text:p text:style-name="P3">int t1[100], t2[100] ;</text:p>
      <text:p text:style-name="P3">on ne peut pas faire <text:span text:style-name="T1">t1=t2</text:span> il faut faire <text:span text:style-name="T1">memcpy(t1,t2,sizeof(t1)); </text:span>memcpy est dans string.h</text:p>
      <text:p text:style-name="P3"/>
      <text:p text:style-name="P3">Pointeurs :</text:p>
      <text:p text:style-name="P3"/>
      <text:p text:style-name="P3">tous les pointeurs ont la meme taille.</text:p>
      <text:p text:style-name="P3">* on accède à l'objet pointé.</text:p>
      <text:p text:style-name="P3">&amp; on accède à son adresse.</text:p>
      <text:p text:style-name="P3"/>
      <text:p text:style-name="P3">Si on initialise pas le pointeur il a une valeur indéfini /!\ ATTENTION /!\</text:p>
      <text:p text:style-name="P3"/>
      <text:p text:style-name="P3"><text:span text:style-name="T1">scanf</text:span> lit une valeur et la range dans l'adresse indiquée.</text:p>
      <text:p text:style-name="P3"/>
      <text:p text:style-name="P3">Makefile :</text:p>
      <text:p text:style-name="P3"/>
      <text:p text:style-name="P3">%: %.c</text:p>
      <text:p text:style-name="P3">&lt;tab&gt;gcc -Wall -o $@ $@.c</text:p>
      <text:p text:style-name="P3">racine : racine.c</text:p>
      <text:p text:style-name="P3">&lt;tab&gt;gcc -Wall -lm -o $@ $@.c</text:p>
      <text:p text:style-name="P3"/>
      <text:p text:style-name="P3">t &lt;=&gt; &amp;t[ensemble vide]</text:p>
      <text:p text:style-name="P3"/>
      <text:p text:style-name="P3"/>
      <text:p text:style-name="P3"><text:soft-page-break/>sur un pointeur on peut faire 3 opération :</text:p>
      <text:p text:style-name="P3"/>
      <text:p text:style-name="P3">p + int <text:s/>= pointeur</text:p>
      <text:p text:style-name="P3">p – int = pointeur</text:p>
      <text:p text:style-name="P3">p – p = entier</text:p>
      <text:p text:style-name="P3"/>
      <text:p text:style-name="P3"/>
      <text:p text:style-name="P2">Chaînes de caractères</text:p>
      <text:p text:style-name="P2"><text:span text:style-name="T2"/></text:p>
      <text:p text:style-name="P2"><text:span text:style-name="T2">strcpy copie de chaîne de caractères</text:span></text:p>
      <text:p text:style-name="P2"><text:span text:style-name="T2">strcmp compare chaque lettres pour savoir si 2 chaînes sont éga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0T08:12:01</meta:creation-date>
    <meta:generator>LibreOffice/3.5$Linux_x86 LibreOffice_project/350m1$Build-2</meta:generator>
    <dc:date>2012-09-17T09:43:53</dc:date>
    <dc:creator>Compte etudiant</dc:creator>
    <meta:editing-duration>PT50M54S</meta:editing-duration>
    <meta:editing-cycles>6</meta:editing-cycles>
    <meta:document-statistic meta:table-count="0" meta:image-count="0" meta:object-count="0" meta:page-count="2" meta:paragraph-count="35" meta:word-count="249" meta:character-count="1304" meta:non-whitespace-character-count="1088"/>
  </office:meta>
</office:document-meta>
</file>